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842cm" fo:margin-left="-0.199cm" fo:margin-top="0cm" fo:margin-bottom="0cm" table:align="left" style:writing-mode="lr-tb"/>
    </style:style>
    <style:style style:name="Table1.A" style:family="table-column">
      <style:table-column-properties style:column-width="2.547cm"/>
    </style:style>
    <style:style style:name="Table1.B" style:family="table-column">
      <style:table-column-properties style:column-width="3.12cm"/>
    </style:style>
    <style:style style:name="Table1.C" style:family="table-column">
      <style:table-column-properties style:column-width="2.353cm"/>
    </style:style>
    <style:style style:name="Table1.D" style:family="table-column">
      <style:table-column-properties style:column-width="2.672cm"/>
    </style:style>
    <style:style style:name="Table1.E" style:family="table-column">
      <style:table-column-properties style:column-width="2.473cm"/>
    </style:style>
    <style:style style:name="Table1.F" style:family="table-column">
      <style:table-column-properties style:column-width="2.528cm"/>
    </style:style>
    <style:style style:name="Table1.G" style:family="table-column">
      <style:table-column-properties style:column-width="3.14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MinFunctionSearch" style:family="table">
      <style:table-properties style:width="18.461cm" table:align="margins" style:writing-mode="lr-tb"/>
    </style:style>
    <style:style style:name="MinFunctionSearch.A" style:family="table-column">
      <style:table-column-properties style:column-width="3.692cm" style:rel-column-width="13106*"/>
    </style:style>
    <style:style style:name="MinFunctionSearch.C" style:family="table-column">
      <style:table-column-properties style:column-width="3.692cm" style:rel-column-width="13107*"/>
    </style:style>
    <style:style style:name="MinFunctionSearch.A1" style:family="table-cell">
      <style:table-cell-properties fo:padding="0.097cm" fo:border-left="0.05pt solid #000000" fo:border-right="none" fo:border-top="0.05pt solid #000000" fo:border-bottom="0.05pt solid #000000"/>
    </style:style>
    <style:style style:name="MinFunctionSearch.E1" style:family="table-cell">
      <style:table-cell-properties fo:padding="0.097cm" fo:border="0.05pt solid #000000"/>
    </style:style>
    <style:style style:name="MinFunctionSearch.A2" style:family="table-cell">
      <style:table-cell-properties fo:padding="0.097cm" fo:border-left="0.05pt solid #000000" fo:border-right="none" fo:border-top="none" fo:border-bottom="0.05pt solid #000000"/>
    </style:style>
    <style:style style:name="MinFunctionSearch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MinFunctionSearch.E2" style:family="table-cell">
      <style:table-cell-properties fo:padding="0.097cm" fo:border-left="0.05pt solid #000000" fo:border-right="0.05pt solid #000000" fo:border-top="none" fo:border-bottom="0.05pt solid #000000"/>
    </style:style>
    <style:style style:name="MinFunctionSearch.E3" style:family="table-cell">
      <style:table-cell-properties fo:padding="0.097cm" fo:border-left="0.05pt solid #000000" fo:border-right="0.05pt solid #000000" fo:border-top="none" fo:border-bottom="0.05pt solid #000000"/>
    </style:style>
    <style:style style:name="MinFunctionSearch.E4" style:family="table-cell">
      <style:table-cell-properties fo:padding="0.097cm" fo:border-left="0.05pt solid #000000" fo:border-right="0.05pt solid #000000" fo:border-top="none" fo:border-bottom="0.05pt solid #000000"/>
    </style:style>
    <style:style style:name="MinFunctionSearch.E5" style:family="table-cell">
      <style:table-cell-properties fo:padding="0.097cm" fo:border-left="0.05pt solid #000000" fo:border-right="0.05pt solid #000000" fo:border-top="none" fo:border-bottom="0.05pt solid #000000"/>
    </style:style>
    <style:style style:name="MinFunctionSearch.E6" style:family="table-cell">
      <style:table-cell-properties fo:padding="0.097cm" fo:border-left="0.05pt solid #000000" fo:border-right="0.05pt solid #000000" fo:border-top="none" fo:border-bottom="0.05pt solid #000000"/>
    </style:style>
    <style:style style:name="MinFunctionSearch.E7" style:family="table-cell">
      <style:table-cell-properties fo:padding="0.097cm" fo:border-left="0.05pt solid #000000" fo:border-right="0.05pt solid #000000" fo:border-top="none" fo:border-bottom="0.05pt solid #000000"/>
    </style:style>
    <style:style style:name="MinFunctionSearch.E8" style:family="table-cell">
      <style:table-cell-properties fo:padding="0.097cm" fo:border-left="0.05pt solid #000000" fo:border-right="0.05pt solid #000000" fo:border-top="none" fo:border-bottom="0.05pt solid #000000"/>
    </style:style>
    <style:style style:name="MinFunctionSearch.E9" style:family="table-cell">
      <style:table-cell-properties fo:padding="0.097cm" fo:border-left="0.05pt solid #000000" fo:border-right="0.05pt solid #000000" fo:border-top="none" fo:border-bottom="0.05pt solid #000000"/>
    </style:style>
    <style:style style:name="MinFunctionSearch.E10" style:family="table-cell">
      <style:table-cell-properties fo:padding="0.097cm" fo:border-left="0.05pt solid #000000" fo:border-right="0.05pt solid #000000" fo:border-top="none" fo:border-bottom="0.05pt solid #000000"/>
    </style:style>
    <style:style style:name="MinFunctionSearch.E11" style:family="table-cell">
      <style:table-cell-properties fo:padding="0.097cm" fo:border-left="0.05pt solid #000000" fo:border-right="0.05pt solid #000000" fo:border-top="none" fo:border-bottom="0.05pt solid #000000"/>
    </style:style>
    <style:style style:name="MinFunctionSearch.E12" style:family="table-cell">
      <style:table-cell-properties fo:padding="0.097cm" fo:border-left="0.05pt solid #000000" fo:border-right="0.05pt solid #000000" fo:border-top="none" fo:border-bottom="0.05pt solid #000000"/>
    </style:style>
    <style:style style:name="MinFunctionSearch.E13" style:family="table-cell">
      <style:table-cell-properties fo:padding="0.097cm" fo:border-left="0.05pt solid #000000" fo:border-right="0.05pt solid #000000" fo:border-top="none" fo:border-bottom="0.05pt solid #000000"/>
    </style:style>
    <style:style style:name="MinFunctionSearch.E14" style:family="table-cell">
      <style:table-cell-properties fo:padding="0.097cm" fo:border-left="0.05pt solid #000000" fo:border-right="0.05pt solid #000000" fo:border-top="none" fo:border-bottom="0.05pt solid #000000"/>
    </style:style>
    <style:style style:name="MinFunctionSearch.E15" style:family="table-cell">
      <style:table-cell-properties fo:padding="0.097cm" fo:border-left="0.05pt solid #000000" fo:border-right="0.05pt solid #000000" fo:border-top="none" fo:border-bottom="0.05pt solid #000000"/>
    </style:style>
    <style:style style:name="MinFunctionSearch.E16" style:family="table-cell">
      <style:table-cell-properties fo:padding="0.097cm" fo:border-left="0.05pt solid #000000" fo:border-right="0.05pt solid #000000" fo:border-top="none" fo:border-bottom="0.05pt solid #000000"/>
    </style:style>
    <style:style style:name="MinFunctionSearch.E17" style:family="table-cell">
      <style:table-cell-properties fo:padding="0.097cm" fo:border-left="0.05pt solid #000000" fo:border-right="0.05pt solid #000000" fo:border-top="none" fo:border-bottom="0.05pt solid #000000"/>
    </style:style>
    <style:style style:name="MinFunctionSearch.E1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1759a7" officeooo:paragraph-rsid="001759a7" style:font-size-asian="14pt" style:font-size-complex="14pt"/>
    </style:style>
    <style:style style:name="P3" style:family="paragraph" style:parent-style-name="Standard">
      <style:text-properties fo:font-size="14pt" officeooo:rsid="0018a86d" officeooo:paragraph-rsid="0018a86d" style:font-size-asian="14pt" style:font-size-complex="14pt"/>
    </style:style>
    <style:style style:name="P4" style:family="paragraph" style:parent-style-name="Standard">
      <style:text-properties fo:font-size="14pt" officeooo:rsid="001a8da6" officeooo:paragraph-rsid="001a8da6" style:font-size-asian="14pt" style:font-size-complex="14pt"/>
    </style:style>
    <style:style style:name="P5" style:family="paragraph" style:parent-style-name="Standard">
      <style:text-properties fo:color="#ff0000" fo:font-size="14pt" fo:font-style="italic" style:font-size-asian="14pt" style:font-style-asian="italic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ff0000" fo:font-size="14pt" fo:font-style="italic" style:font-size-asian="14pt" style:font-style-asian="italic" style:font-size-complex="14pt"/>
    </style:style>
    <style:style style:name="P7" style:family="paragraph" style:parent-style-name="Standard">
      <style:paragraph-properties fo:margin-left="0cm" fo:margin-right="0cm" fo:text-indent="1.251cm" style:auto-text-indent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left="0cm" fo:margin-right="0cm" fo:text-indent="1.251cm" style:auto-text-indent="false"/>
      <style:text-properties fo:font-size="14pt" style:font-size-asian="14pt" style:font-size-complex="14pt"/>
    </style:style>
    <style:style style:name="P9" style:family="paragraph" style:parent-style-name="List_20_Paragraph">
      <style:paragraph-properties fo:margin-left="0cm" fo:margin-right="0cm" fo:text-align="center" style:justify-single-word="false" fo:text-indent="1.251cm" style:auto-text-indent="false" fo:break-before="page"/>
      <style:text-properties fo:font-size="26pt" style:text-underline-style="solid" style:text-underline-width="auto" style:text-underline-color="font-color" fo:font-weight="bold" style:font-size-asian="26pt" style:font-weight-asian="bold" style:font-size-complex="14pt"/>
    </style:style>
    <style:style style:name="P10" style:family="paragraph" style:parent-style-name="Standard">
      <style:paragraph-properties fo:margin-left="0.635cm" fo:margin-right="0cm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1" style:family="paragraph" style:parent-style-name="List_20_Paragraph">
      <style:paragraph-properties fo:margin-left="0.635cm" fo:margin-right="0cm" fo:text-align="justify" style:justify-single-word="false" fo:text-indent="1.251cm" style:auto-text-indent="false"/>
    </style:style>
    <style:style style:name="P12" style:family="paragraph" style:parent-style-name="List_20_Paragraph">
      <style:paragraph-properties fo:margin-left="0.635cm" fo:margin-right="0cm" fo:text-align="justify" style:justify-single-word="false" fo:text-indent="1.251cm" style:auto-text-indent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left="1.228cm" fo:margin-right="0cm" fo:text-indent="0cm" style:auto-text-indent="false"/>
    </style:style>
    <style:style style:name="P14" style:family="paragraph" style:parent-style-name="Standard">
      <style:paragraph-properties fo:margin-left="1.228cm" fo:margin-right="0cm" fo:text-indent="0cm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1.27cm" fo:margin-right="0cm" fo:text-indent="1.251cm" style:auto-text-indent="false"/>
      <style:text-properties fo:font-size="14pt" style:font-size-asian="14pt" style:font-size-complex="14pt"/>
    </style:style>
    <style:style style:name="P16" style:family="paragraph" style:parent-style-name="List_20_Paragraph">
      <style:paragraph-properties fo:margin-left="1.27cm" fo:margin-right="0cm" fo:text-indent="1.251cm" style:auto-text-indent="false"/>
    </style:style>
    <style:style style:name="P17" style:family="paragraph" style:parent-style-name="List_20_Paragraph">
      <style:paragraph-properties fo:margin-left="1.27cm" fo:margin-right="0cm" fo:text-indent="1.251cm" style:auto-text-indent="false"/>
      <style:text-properties fo:font-size="14pt" style:font-size-asian="14pt" style:font-size-complex="14pt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font-size="14pt" fo:language="en" fo:country="US" style:font-size-asian="14pt" style:font-size-complex="14pt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font-size="14pt" style:font-size-asian="14pt" style:font-size-complex="14pt"/>
    </style:style>
    <style:style style:name="P20" style:family="paragraph" style:parent-style-name="List_20_Paragraph">
      <style:paragraph-properties fo:margin-left="0cm" fo:margin-right="0cm" fo:text-indent="0cm" style:auto-text-indent="false"/>
    </style:style>
    <style:style style:name="P21" style:family="paragraph" style:parent-style-name="List_20_Paragraph">
      <style:paragraph-properties fo:margin-left="0cm" fo:margin-right="0cm" fo:text-align="center" style:justify-single-word="false" fo:text-indent="0cm" style:auto-text-indent="false" fo:break-before="page"/>
      <style:text-properties fo:font-size="26pt" style:text-underline-style="solid" style:text-underline-width="auto" style:text-underline-color="font-color" fo:font-weight="bold" style:font-size-asian="26pt" style:font-weight-asian="bold" style:font-size-complex="14pt"/>
    </style:style>
    <style:style style:name="P22" style:family="paragraph" style:parent-style-name="List_20_Paragraph">
      <style:paragraph-properties fo:margin-left="3.81cm" fo:margin-right="0cm" fo:text-indent="0cm" style:auto-text-indent="false"/>
      <style:text-properties fo:font-size="14pt" style:font-size-asian="14pt" style:font-size-complex="14pt"/>
    </style:style>
    <style:style style:name="P23" style:family="paragraph" style:parent-style-name="Standard">
      <style:paragraph-properties fo:margin-left="0.635cm" fo:margin-right="0cm" fo:text-align="center" style:justify-single-word="false" fo:text-indent="0cm" style:auto-text-indent="false" fo:break-before="page"/>
      <style:text-properties fo:font-size="18pt" style:text-underline-style="solid" style:text-underline-width="auto" style:text-underline-color="font-color" fo:font-weight="bold" style:font-size-asian="18pt" style:font-weight-asian="bold" style:font-size-complex="14pt"/>
    </style:style>
    <style:style style:name="P24" style:family="paragraph" style:parent-style-name="Standard">
      <style:paragraph-properties fo:text-align="center" style:justify-single-word="false" fo:break-before="page"/>
      <style:text-properties fo:font-size="26pt" style:text-underline-style="solid" style:text-underline-width="auto" style:text-underline-color="font-color" fo:font-weight="bold" style:font-size-asian="26pt" style:font-weight-asian="bold" style:font-size-complex="14pt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fo:font-size="22pt" style:text-underline-style="solid" style:text-underline-width="auto" style:text-underline-color="font-color" fo:font-weight="bold" style:font-size-asian="22pt" style:font-weight-asian="bold" style:font-size-complex="14pt"/>
    </style:style>
    <style:style style:name="P26" style:family="paragraph" style:parent-style-name="Standard" style:list-style-name="L9">
      <style:text-properties fo:font-size="14pt" officeooo:rsid="001759a7" officeooo:paragraph-rsid="001759a7" style:font-size-asian="14pt" style:font-size-complex="14pt"/>
    </style:style>
    <style:style style:name="P27" style:family="paragraph" style:parent-style-name="Standard" style:list-style-name="L9">
      <style:text-properties fo:font-size="14pt" officeooo:rsid="001eb559" officeooo:paragraph-rsid="001eb559" style:font-size-asian="14pt" style:font-size-complex="14pt"/>
    </style:style>
    <style:style style:name="P28" style:family="paragraph" style:parent-style-name="Standard" style:list-style-name="L9">
      <style:text-properties fo:font-size="14pt" officeooo:rsid="001f3079" officeooo:paragraph-rsid="001f3079" style:font-size-asian="14pt" style:font-size-complex="14pt"/>
    </style:style>
    <style:style style:name="P29" style:family="paragraph" style:parent-style-name="Standard" style:list-style-name="L9">
      <style:text-properties fo:font-size="14pt" officeooo:rsid="0020d343" officeooo:paragraph-rsid="0020d343" style:font-size-asian="14pt" style:font-size-complex="14pt"/>
    </style:style>
    <style:style style:name="P30" style:family="paragraph" style:parent-style-name="Standard" style:list-style-name="L10">
      <style:text-properties fo:font-size="14pt" officeooo:rsid="0018a86d" officeooo:paragraph-rsid="0018a86d" style:font-size-asian="14pt" style:font-size-complex="14pt"/>
    </style:style>
    <style:style style:name="P31" style:family="paragraph" style:parent-style-name="Standard" style:list-style-name="L11">
      <style:text-properties fo:font-size="14pt" officeooo:rsid="001a8da6" officeooo:paragraph-rsid="001a8da6" style:font-size-asian="14pt" style:font-size-complex="14pt"/>
    </style:style>
    <style:style style:name="P32" style:family="paragraph" style:parent-style-name="Standard">
      <style:text-properties officeooo:rsid="003f061a" officeooo:paragraph-rsid="003f061a"/>
    </style:style>
    <style:style style:name="P33" style:family="paragraph" style:parent-style-name="Standard">
      <style:paragraph-properties fo:margin-left="0.635cm" fo:margin-right="0cm" fo:text-align="justify" style:justify-single-word="false" fo:text-indent="1.251cm" style:auto-text-indent="false"/>
      <style:text-properties style:font-name="Times New Roman"/>
    </style:style>
    <style:style style:name="P34" style:family="paragraph" style:parent-style-name="Standard" style:master-page-name="">
      <style:paragraph-properties fo:margin-left="-0.794cm" fo:margin-right="0cm" fo:orphans="2" fo:widows="2" fo:text-indent="0cm" style:auto-text-indent="false" style:page-number="auto" style:writing-mode="lr-tb"/>
      <style:text-properties fo:font-size="14pt" style:font-size-asian="14pt" style:font-size-complex="14pt"/>
    </style:style>
    <style:style style:name="P35" style:family="paragraph" style:parent-style-name="Standard">
      <style:paragraph-properties fo:margin-left="1.228cm" fo:margin-right="0cm" fo:text-indent="0cm" style:auto-text-indent="false"/>
      <style:text-properties fo:font-size="14pt" officeooo:paragraph-rsid="0036096d" style:font-size-asian="14pt" style:font-size-complex="14pt"/>
    </style:style>
    <style:style style:name="P36" style:family="paragraph" style:parent-style-name="Standard">
      <style:paragraph-properties fo:margin-left="1.228cm" fo:margin-right="0cm" fo:text-indent="0cm" style:auto-text-indent="false"/>
      <style:text-properties fo:font-size="14pt" officeooo:paragraph-rsid="003b7901" style:font-size-asian="14pt" style:font-size-complex="14pt"/>
    </style:style>
    <style:style style:name="P37" style:family="paragraph" style:parent-style-name="List_20_Paragraph" style:list-style-name="WWNum16">
      <style:text-properties fo:font-size="14pt" style:font-size-asian="14pt" style:font-size-complex="14pt"/>
    </style:style>
    <style:style style:name="P38" style:family="paragraph" style:parent-style-name="List_20_Paragraph" style:list-style-name="WWNum15">
      <style:text-properties fo:font-size="14pt" style:font-size-asian="14pt" style:font-size-complex="14pt"/>
    </style:style>
    <style:style style:name="P39" style:family="paragraph" style:parent-style-name="List_20_Paragraph" style:list-style-name="WWNum17">
      <style:text-properties fo:font-size="14pt" style:font-size-asian="14pt" style:font-size-complex="14pt"/>
    </style:style>
    <style:style style:name="P40" style:family="paragraph" style:parent-style-name="List_20_Paragraph" style:list-style-name="L12"/>
    <style:style style:name="P41" style:family="paragraph" style:parent-style-name="List_20_Paragraph" style:list-style-name="WWNum8">
      <style:paragraph-properties fo:margin-left="1.905cm" fo:margin-right="0cm" fo:text-align="justify" style:justify-single-word="false" fo:text-indent="-0.635cm" style:auto-text-indent="false"/>
      <style:text-properties fo:font-size="14pt" style:font-size-asian="14pt" style:font-size-complex="14pt"/>
    </style:style>
    <style:style style:name="P42" style:family="paragraph" style:parent-style-name="List_20_Paragraph" style:list-style-name="WWNum14">
      <style:paragraph-properties fo:margin-left="1.27cm" fo:margin-right="0cm" fo:text-indent="1.251cm" style:auto-text-indent="false"/>
      <style:text-properties fo:font-size="14pt" style:font-size-asian="14pt" style:font-size-complex="14pt"/>
    </style:style>
    <style:style style:name="P43" style:family="paragraph" style:parent-style-name="List_20_Paragraph" style:list-style-name="WWNum12">
      <style:paragraph-properties fo:margin-left="1.27cm" fo:margin-right="0cm" fo:text-indent="1.251cm" style:auto-text-indent="false"/>
      <style:text-properties fo:font-size="14pt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font-size="14pt" officeooo:rsid="003f8960" officeooo:paragraph-rsid="003f8960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fo:font-size="14pt" officeooo:rsid="0040dcce" officeooo:paragraph-rsid="0040dcce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font-size="14pt" officeooo:rsid="00431ef9" officeooo:paragraph-rsid="00431ef9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fo:font-size="14pt" officeooo:rsid="00446e99" officeooo:paragraph-rsid="00446e99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fo:font-size="14pt" officeooo:rsid="0045394f" officeooo:paragraph-rsid="0045394f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fo:font-size="14pt" officeooo:rsid="00476386" officeooo:paragraph-rsid="00476386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fo:font-size="14pt" officeooo:rsid="0047daa2" officeooo:paragraph-rsid="0047daa2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fo:font-size="14pt" officeooo:rsid="00498a4b" officeooo:paragraph-rsid="00498a4b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fo:font-size="14pt" officeooo:rsid="004cbf7e" officeooo:paragraph-rsid="004cbf7e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fo:font-size="14pt" officeooo:rsid="004dd893" officeooo:paragraph-rsid="004dd893" style:font-size-asian="14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fo:font-size="14pt" officeooo:rsid="004ee198" officeooo:paragraph-rsid="004ee198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fo:font-size="14pt" officeooo:rsid="004f3423" officeooo:paragraph-rsid="004f3423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fo:font-size="14pt" officeooo:rsid="0051a390" officeooo:paragraph-rsid="0051a390" style:font-size-asian="14pt" style:font-size-complex="14pt"/>
    </style:style>
    <style:style style:name="P58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5b805" style:font-size-asian="14pt" style:font-size-complex="14pt"/>
    </style:style>
    <style:style style:name="T3" style:family="text">
      <style:text-properties fo:font-size="14pt" style:font-size-asian="14pt" style:font-name-complex="Times New Roman1" style:font-size-complex="12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name-complex="Times New Roman1" style:font-size-complex="12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fo:color="#ff0000" fo:font-size="14pt" fo:font-style="italic" style:font-size-asian="14pt" style:font-style-asian="italic" style:font-size-complex="14pt"/>
    </style:style>
    <style:style style:name="T9" style:family="text">
      <style:text-properties fo:color="#ff0000" fo:font-size="14pt" fo:language="en" fo:country="US" fo:font-style="italic" style:font-size-asian="14pt" style:font-style-asian="italic" style:font-size-complex="14pt"/>
    </style:style>
    <style:style style:name="T10" style:family="text">
      <style:text-properties officeooo:rsid="001c7230"/>
    </style:style>
    <style:style style:name="T11" style:family="text">
      <style:text-properties officeooo:rsid="001e419d"/>
    </style:style>
    <style:style style:name="T12" style:family="text">
      <style:text-properties officeooo:rsid="0022b77e"/>
    </style:style>
    <style:style style:name="T13" style:family="text">
      <style:text-properties officeooo:rsid="00431ef9"/>
    </style:style>
    <style:style style:name="T14" style:family="text">
      <style:text-properties officeooo:rsid="00446e99"/>
    </style:style>
    <style:style style:name="T15" style:family="text">
      <style:text-properties officeooo:rsid="0045394f"/>
    </style:style>
    <style:style style:name="T16" style:family="text">
      <style:text-properties officeooo:rsid="00462043"/>
    </style:style>
    <style:style style:name="T17" style:family="text">
      <style:text-properties officeooo:rsid="00498a4b"/>
    </style:style>
    <style:style style:name="T18" style:family="text">
      <style:text-properties officeooo:rsid="004dd893"/>
    </style:style>
    <style:style style:name="T19" style:family="text">
      <style:text-properties officeooo:rsid="0051a39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vertical-align="top" fo:min-height="11.8cm" fo:min-width="17.489cm" style:run-through="background"/>
    </style:style>
    <style:style style:name="gr3" style:family="graphic">
      <style:graphic-properties draw:stroke="solid" svg:stroke-width="0.071cm" svg:stroke-color="#243f60" draw:stroke-linejoin="round" draw:fill="solid" draw:fill-color="#4f81bd" draw:textarea-horizontal-align="center" draw:textarea-vertical-align="middle" fo:padding-top="0.127cm" fo:padding-bottom="0.127cm" fo:padding-left="0.254cm" fo:padding-right="0.254cm" style:run-through="background"/>
    </style:style>
    <style:style style:name="gr4" style:family="graphic">
      <style:graphic-properties draw:stroke="solid" svg:stroke-width="0.071cm" svg:stroke-color="#243f60" draw:stroke-linejoin="miter" draw:fill="solid" draw:fill-color="#4f81bd" draw:textarea-vertical-align="middle" fo:min-height="4.207cm" fo:min-width="6.456cm" fo:padding-top="0.127cm" fo:padding-bottom="0.127cm" fo:padding-left="0.254cm" fo:padding-right="0.254cm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Введение</text:p>
      <text:p text:style-name="P33"><text:span text:style-name="T1">Для решения оптимизационных задач в последнее время всё чаще применяются генетические алгоритмы. Генетический алгоритм – это эвристический алгоритм поиска, используемый для решения задач оптимизации и моделирования путём случайного подбора и комбинирования искомых параметров, основанный на принципах естественного отбора Ч. Дарвина. Генетические алгоритмы были предложены Джоном Холландом в 1975 году. Они</text:span><text:span text:style-name="T7"> полезны при решении таких задач, как:</text:span><text:span text:style-name="T1"> <text:s/>о</text:span><text:span text:style-name="T7">птимизация функций и запросов в базах данных, разнообразные задачи на графах (задача коммивояжера, раскраска, нахождение паросочетаний и т. д.), <text:s/>составление расписаний, игровые стратегии, а также в искусственной нейронных сетях.</text:span><text:span text:style-name="T1"> </text:span></text:p>
      <text:p text:style-name="P11"><text:span text:style-name="T4">Цель работы</text:span><text:span text:style-name="T1">: создать универсальную и несложную во внедрении библиотеку, реализующую генетические алгоритмы.</text:span></text:p>
      <text:p text:style-name="P12"/>
      <text:p text:style-name="P11"><text:span text:style-name="T3">Для достижения данной цели нами были поставлены и решены следующие </text:span><text:span text:style-name="T5">задачи</text:span><text:span text:style-name="T3">:</text:span></text:p>
      <text:list xml:id="list3233024486822037948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1">Изучить основные принципы и области применения генетических алгоритмов.</text:p>
                            </text:list-item>
                            <text:list-item>
                              <text:p text:style-name="P41">Разработать <text:s/>библиотеку, позволяющую легко интегрировать функции генетических алгоритмов в любое приложение. При этом сделать <text:s/>структуру библиотеки максимально универсальной и простой в использовании.</text:p>
                            </text:list-item>
                            <text:list-item>
                              <text:p text:style-name="P41">Протестировать работу библиотеки на примере нескольких приложений и оценить эффективность использования генетических алгоритмов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7"/>
      <text:p text:style-name="P23">1. Основные понятия и принципы работы генетических алгоритмов</text:p>
      <text:list xml:id="list8526133681521200594" text:style-name="L12">
        <text:list-item>
          <text:p text:style-name="P40"><text:span text:style-name="T1">Основные понятия</text:span></text:p>
        </text:list-item>
      </text:list>
      <text:p text:style-name="P34"><text:tab/><text:tab/>Введем основные понятия, применяемые в генетических <text:tab/><text:tab/><text:tab/>алгоритмах.</text:p>
      <text:p text:style-name="P36">Вектор — упорядоченный набор чисел, называемых компонентами вектора. Так как вектор можно представить в виде строки его координат, то в дальнейшем понятия вектора и строки считаются идентичными. Заметим, что данное определение вектора отличается от определения, принятого в мате-матике.</text:p>
      <text:p text:style-name="P13"><text:span text:style-name="T1">Булев вектор — вектор, компоненты которого принимают значения из</text:span><text:span text:style-name="T2"> </text:span><text:span text:style-name="T1">двух элементного (булева) множества, например, {0, 1} или {−1, 1}.</text:span></text:p>
      <text:p text:style-name="P14">Хеммингово расстояние — используется для булевых векторов и равно числу различающихся в обоих векторах компонент.</text:p>
      <text:p text:style-name="P14">Хеммингово пространство — пространство булевых векторов, с введен-ным на нем расстоянием (метрикой) Хемминга. В случае булевых векторов размерности n рассматриваемое пространство представляет собой множе-ство вершин n-мерного гиперкуба с хемминговой метрикой. Расстояние между двумя вершинами определяется длиной кратчайшего соединяющего их пути, измеренной вдоль ребер.</text:p>
      <text:p text:style-name="P14">Хромосома — вектор (или строка) из каких-либо чисел. Если этот век-тор представлен бинарной строкой из нулей и единиц, например, 1010011, то он получен либо с использованием двоичного кодирования, либо кода Грея (см. Приложение A.3). Каждая позиция (бит) хромосомы называется геном.</text:p>
      <text:p text:style-name="P14">Индивидуум (генетический код, особь) — набор хромосом (вариант ре-шения задачи). Обычно особь состоит из одной хромосомы, поэтому в даль-нейшем особь и хромосома идентичные понятия.</text:p>
      <text:p text:style-name="P14">Расстояние — хеммингово расстояние между бинарными хромосомами.</text:p>
      <text:p text:style-name="P14"><text:soft-page-break/>Кроссинговер (кроссовер) — операция, при которой две хромосомы обмениваются своими частями. Например, 1100&amp;1010 −→ 1110&amp;1000.</text:p>
      <text:p text:style-name="P14">Мутация — случайное изменение одной или нескольких позиций в хромосоме. Например, 1010011 −→ 1010001.</text:p>
      <text:p text:style-name="P14">Инверсия — изменение порядка следования битов в хромосоме или в ее фрагменте. Например, 1100 −→ 0011.</text:p>
      <text:p text:style-name="P14">Популяция — совокупность индивидуумов.</text:p>
      <text:p text:style-name="P14">Пригодность (приспособленность) — критерий или функция, экстремум которой следует найти.</text:p>
      <text:p text:style-name="P14">Локус — позиция гена в хромосоме</text:p>
      <text:p text:style-name="P14">Аллель — совокупность подряд идущих генов.</text:p>
      <text:p text:style-name="P35">Эпистаз — влияние гена на пригодность индивидуума в зависимости от значения гена, присутствующего в другом месте. Ген считают эпистатическим, когда его присутствие подавляет влияние гена в другом локусе.</text:p>
      <text:p text:style-name="P14">Эпистатические гены из-за их влияния на другие гены иногда называют</text:p>
      <text:p text:style-name="P14">ингибирующими. Подавление проявления гена неаллельным ему геном на-зывается гипостазом, а сам подавляемый ген — гипостатическим.</text:p>
      <text:p text:style-name="P14">Из приведенных выше определений следует, что терминология ГА пред-ставляет собой синтез собственно генетических и искусственных понятий.</text:p>
      <text:p text:style-name="P14">Так, для понятия, заимствованного из генетики, можно предъявить его ис-кусственный (символический) аналог. Например, хромосома и строка. В</text:p>
      <text:p text:style-name="P14">биологических системах полный генетический пакет</text:p>
      <text:p text:style-name="P14">4</text:p>
      <text:p text:style-name="P14">называется геноти-пом. В искусственных системах полный генетический пакет строк называ-ется структурой. В биологических системах в процессе индивидуального</text:p>
      <text:p text:style-name="P14"><text:soft-page-break/>развития организма взаимодействие генотипа с окружающей средой форми-рует совокупность внешних признаков и свойств, называемую фенотипом.</text:p>
      <text:p text:style-name="P14">В математическом моделировании рассматриваемая структура декодируется</text:p>
      <text:p text:style-name="P14">с помощью множества параметров, которое в литературе иногда называ-ют альтернативным решением или точкой. Всевозможные значения пара-метров образуют пространство решений. В искусственной генетической</text:p>
      <text:p text:style-name="P14">системе возможно использование как числовых, так и нечисловых пара-метров.</text:p>
      <text:p text:style-name="P14">В биологической терминологии говорят, что хромосома образована гена-ми. В генетике с любым локусом связана определенная генетическая функ-ция. Поэтому можно говорить о специализированных генах. Например, ген</text:p>
      <text:p text:style-name="P14">цвета глаз животного находится в 10 локусах, т.е. голубой цвет глаз имеет</text:p>
      <text:p text:style-name="P14">10-аллельное значение. В терминологии ГА говорят, что строки образованы</text:p>
      <text:p text:style-name="P14">значениями функции, или детекторами. Значения функции могут быть</text:p>
      <text:p text:style-name="P14">локализованы в различных позициях строки. Связь между естественной</text:p>
      <text:p text:style-name="P14">(биологической) и искусственной терминологией приведена в таблице</text:p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8">Основные принципы работы генетических алгоритмов можно отобразить в следующей схеме:</text:p>
      <text:p text:style-name="P20"><draw:g text:anchor-type="as-char" svg:y="0cm" draw:z-index="0" draw:name="Полотно 2" draw:style-name="gr1"><draw:custom-shape draw:style-name="gr2" svg:width="17.49cm" svg:height="11.801cm" svg:x="3.339cm" svg:y="0cm"><text:p/><draw:enhanced-geometry draw:type="mso-spt75"/></draw:custom-shape><draw:rect draw:name="Прямоугольник 3" draw:style-name="gr3" draw:text-style-name="P58" svg:width="5.134cm" svg:height="1.377cm" svg:x="4.583cm" svg:y="0.423cm"><text:p text:style-name="P58">Генерирование начальной популяции</text:p></draw:rect><draw:rect draw:name="Прямоугольник 4" draw:style-name="gr3" draw:text-style-name="P58" svg:width="5.134cm" svg:height="1.403cm" svg:x="4.583cm" svg:y="2.141cm"><text:p text:style-name="P58">Вычисление пригодности индивидов</text:p></draw:rect><draw:rect draw:name="Прямоугольник 6" draw:style-name="gr3" draw:text-style-name="P58" svg:width="4.869cm" svg:height="1.086cm" svg:x="15.085cm" svg:y="3.493cm"><text:p>Селекция</text:p></draw:rect><draw:rect draw:name="Прямоугольник 7" draw:style-name="gr3" draw:text-style-name="P58" svg:width="4.867cm" svg:height="1.084cm" svg:x="15.085cm" svg:y="5.024cm"><text:p>Мутация</text:p></draw:rect><draw:rect draw:name="Прямоугольник 9" draw:style-name="gr3" draw:text-style-name="P58" svg:width="4.867cm" svg:height="1.084cm" svg:x="15.087cm" svg:y="6.77cm"><text:p>Скрещивание</text:p><text:p/></draw:rect><draw:ellipse draw:name="Овал 11" draw:style-name="gr3" draw:text-style-name="P58" svg:width="6.192cm" svg:height="1.62cm" svg:x="4.239cm" svg:y="9.758cm"><text:p text:style-name="P58">Результат</text:p></draw:ellipse><draw:custom-shape draw:name="Блок-схема: решение 12" draw:style-name="gr4" draw:text-style-name="P58" svg:width="14.937cm" svg:height="8.921cm" svg:x="0cm" svg:y="2.831cm"><text:p text:style-name="P58">Достигнут требуемый результат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draw:g></text:p>
      <text:p text:style-name="P17"/>
      <text:p text:style-name="P17"/>
      <text:p text:style-name="P17"/>
      <text:p text:style-name="P17"/>
      <text:p text:style-name="P17"/>
      <text:p text:style-name="P17"/>
      <text:p text:style-name="P8"/>
      <text:p text:style-name="P9">Глава 2. Библиотека</text:p>
      <text:p text:style-name="Standard"><text:span text:style-name="T1">Три основных класса - <text:s/></text:span><text:span text:style-name="T6">Generation</text:span><text:span text:style-name="T1"> (Поколение), </text:span><text:span text:style-name="T6">Individual</text:span><text:span text:style-name="T1"> (Индивид) и </text:span><text:span text:style-name="T6">Dna</text:span><text:span text:style-name="T1"> (ДНК). В них реализован основные операции генетических алгоритмов (селекция, отбор, мутация), а также хранятся параметры для алгоритма (тип селекции, вероятность мутации и т.д.). Для внедрения генетических алгоритмов разработчику необходимо лишь создать переменную типа </text:span><text:span text:style-name="T6">Generation</text:span><text:span text:style-name="T1">, указав в качестве типа </text:span><text:span text:style-name="T6">Individual</text:span><text:span text:style-name="T1">. При этом тип индивида необходимо выбрать в зависимости от конкретной задачи из числа уже реализованных в библиотеке. Если же ни один из реализованных типов не походит к поставленной задаче, разработчик может создать свой класс, базирующийся на </text:span><text:span text:style-name="T6">Individual</text:span><text:span text:style-name="T1"> из нашей библиотеки. Для этого класса ему необходимо определить только функцию подсчёта приспособленности и тип используемой ДНК, остальное наследуется от базового класса и не требует переопределения. Разуметься, если ДНК также необходимо специфическое, его можно реализовать самому, определив для него методы мутации и генерации. Перед использованием необходимо также задать настройки генетического алгоритма. Стоит отметить, что в ходе работы программы их можно изменять (например, увеличивать с каждым новым поколением вероятность мутации). Такой подход к работе с библиотекой даёт разработчику простор для экспериментов и позволяет найти наиболее оптимальные настройки для алгоритма в поставленной задаче. Как и положено, к библиотеке прилагается документация в форматах </text:span><text:span text:style-name="T6">LaTeX</text:span><text:span text:style-name="T1">, </text:span><text:span text:style-name="T6">HTML</text:span><text:span text:style-name="T1"> и </text:span><text:span text:style-name="T6">PDF</text:span><text:span text:style-name="T1">. Это позволит разработчику быстро понять её структуру и внедрить её в свой проект.</text:span></text:p>
      <text:p text:style-name="P1">На данный момент в библиотеке кроме базовых классов также реализованы следующие типы ДНК:</text:p>
      <text:list xml:id="list1728706690663350457" text:style-name="WWNum16">
        <text:list-item>
          <text:p text:style-name="P37">Линейная действительная</text:p>
        </text:list-item>
        <text:list-item>
          <text:p text:style-name="P37">Линейная действительная с ограниченным диапазоном</text:p>
        </text:list-item>
        <text:list-item>
          <text:p text:style-name="P37">Линейная бинарная</text:p>
        </text:list-item>
        <text:list-item>
          <text:p text:style-name="P37">Древовидная ДНК выражения</text:p>
        </text:list-item>
      </text:list>
      <text:p text:style-name="P1">В ней также можно найти индивидов для решения таких задач, как:</text:p>
      <text:list xml:id="list3769978274590805833" text:style-name="WWNum15">
        <text:list-item>
          <text:p text:style-name="P38">Нахождение минимума / максимума функций</text:p>
        </text:list-item>
        <text:list-item>
          <text:p text:style-name="P38">Подбор функций под заданные значения переменных и заданный результат</text:p>
        </text:list-item>
        <text:list-item>
          <text:p text:style-name="P38">Подбор параметров машины для прохождения заданной трассы.</text:p>
        </text:list-item>
      </text:list>
      <text:p text:style-name="P2"><text:soft-page-break/>Библиотека поддерживает следующие типы скрещивания:</text:p>
      <text:list xml:id="list3718207404661110381" text:style-name="L9">
        <text:list-item>
          <text:p text:style-name="P26">Дискретн<text:span text:style-name="T11">ая рекомбинация</text:span>.</text:p>
        </text:list-item>
        <text:list-item>
          <text:p text:style-name="P27">Промежуточная рекомбинация.</text:p>
        </text:list-item>
        <text:list-item>
          <text:p text:style-name="P27">Линейная рекомбинация.</text:p>
        </text:list-item>
        <text:list-item>
          <text:p text:style-name="P28">Многоточечный кроссинговер.</text:p>
        </text:list-item>
        <text:list-item>
          <text:p text:style-name="P28">Однородный кроссинговер.</text:p>
        </text:list-item>
        <text:list-item>
          <text:p text:style-name="P29">Перетасовочны<text:span text:style-name="T12">й</text:span> кроссинговер.</text:p>
        </text:list-item>
      </text:list>
      <text:p text:style-name="P3">Поддерживаемые способы выбора родителей:</text:p>
      <text:list xml:id="list2756712940057561376" text:style-name="L10">
        <text:list-item>
          <text:p text:style-name="P30">Панмиксия.</text:p>
        </text:list-item>
        <text:list-item>
          <text:p text:style-name="P30">Генотипный инбридинг.</text:p>
        </text:list-item>
        <text:list-item>
          <text:p text:style-name="P30">Фенотипный инбридинг.</text:p>
        </text:list-item>
        <text:list-item>
          <text:p text:style-name="P30">Генотипный аутбридинг.</text:p>
        </text:list-item>
        <text:list-item>
          <text:p text:style-name="P30">Фенотипный аутбридинг.</text:p>
        </text:list-item>
      </text:list>
      <text:p text:style-name="P4">Поддерживаемые типы <text:span text:style-name="T10">селекции</text:span>:</text:p>
      <text:list xml:id="list2315775928143294070" text:style-name="L11">
        <text:list-item>
          <text:p text:style-name="P31">???</text:p>
        </text:list-item>
      </text:list>
      <text:p text:style-name="P1"/>
      <text:p text:style-name="P1">Структурная схема библиотеки выглядит следующим образом:</text:p>
      <text:p text:style-name="P16"><text:span text:style-name="T8">- Тут будет </text:span><text:span text:style-name="T9">UML</text:span><text:span text:style-name="T8"> схема -</text:span></text:p>
      <text:p text:style-name="P8"/>
      <text:p text:style-name="P21">Глава 3. Примеры использования</text:p>
      <text:list xml:id="list8866089970436136876" text:style-name="WWNum17">
        <text:list-item>
          <text:p text:style-name="P39">Минимум/максимум функции</text:p>
        </text:list-item>
      </text:list>
      <text:p text:style-name="P1">Данный пример является простейшей иллюстрацией работы генетического алгоритма. <text:s/>Пользователь задаёт какую-либо функцию, а задачей компьютера является нахождение её минимум/максимума. Стоит отметить, что для сложных функций результат в данном примере в большой степени зависит от мутаций, так как они помогают алгоритму находить минимум/максимум на всей области определения, а не останавливаться на локальных экстремумах. Результаты работы на различных функция приведены в таблице ниже <text:span text:style-name="T16">(размер популяции - 100)</text:span>:</text:p>
      <table:table table:name="MinFunctionSearch" table:style-name="MinFunctionSearch">
        <table:table-column table:style-name="MinFunctionSearch.A" table:number-columns-repeated="2"/>
        <table:table-column table:style-name="MinFunctionSearch.C"/>
        <table:table-column table:style-name="MinFunctionSearch.A"/>
        <table:table-column table:style-name="MinFunctionSearch.C"/>
        <table:table-row>
          <table:table-cell table:style-name="MinFunctionSearch.A1" office:value-type="string">
            <text:p text:style-name="P44">Функция</text:p>
          </table:table-cell>
          <table:table-cell table:style-name="MinFunctionSearch.A1" office:value-type="string">
            <text:p text:style-name="P51">Количество особей в популяции</text:p>
          </table:table-cell>
          <table:table-cell table:style-name="MinFunctionSearch.A1" office:value-type="string">
            <text:p text:style-name="P44">Шаг алгоритма</text:p>
          </table:table-cell>
          <table:table-cell table:style-name="MinFunctionSearch.A1" office:value-type="string">
            <text:p text:style-name="P44">Лучшее значение <text:span text:style-name="T14">аргументов</text:span></text:p>
          </table:table-cell>
          <table:table-cell table:style-name="MinFunctionSearch.E1" office:value-type="string">
            <text:p text:style-name="P48">Значение функции</text:p>
          </table:table-cell>
        </table:table-row>
        <table:table-row>
          <table:table-cell table:style-name="MinFunctionSearch.A2" table:number-rows-spanned="5" office:value-type="string">
            <text:p text:style-name="P44">(x + 5) * (x + 5)</text:p>
          </table:table-cell>
          <table:table-cell table:style-name="MinFunctionSearch.A2" table:number-rows-spanned="5" office:value-type="string">
            <text:p text:style-name="P51">100</text:p>
          </table:table-cell>
          <table:table-cell table:style-name="MinFunctionSearch.C2" office:value-type="string">
            <text:p text:style-name="P47">1</text:p>
          </table:table-cell>
          <table:table-cell table:style-name="MinFunctionSearch.A2" office:value-type="string">
            <text:p text:style-name="P48">1.71</text:p>
          </table:table-cell>
          <table:table-cell table:style-name="MinFunctionSearch.E2" office:value-type="string">
            <text:p text:style-name="P48">38.0812</text:p>
          </table:table-cell>
        </table:table-row>
        <table:table-row>
          <table:covered-table-cell/>
          <table:covered-table-cell/>
          <table:table-cell table:style-name="MinFunctionSearch.C2" office:value-type="string">
            <text:p text:style-name="P45">1<text:span text:style-name="T13">1</text:span></text:p>
          </table:table-cell>
          <table:table-cell table:style-name="MinFunctionSearch.A2" office:value-type="string">
            <text:p text:style-name="P46">-<text:span text:style-name="T14">0.454</text:span></text:p>
          </table:table-cell>
          <table:table-cell table:style-name="MinFunctionSearch.E3" office:value-type="string">
            <text:p text:style-name="P48">20.661</text:p>
          </table:table-cell>
        </table:table-row>
        <table:table-row>
          <table:covered-table-cell/>
          <table:covered-table-cell/>
          <table:table-cell table:style-name="MinFunctionSearch.C2" office:value-type="string">
            <text:p text:style-name="P45">2<text:span text:style-name="T13">1</text:span></text:p>
          </table:table-cell>
          <table:table-cell table:style-name="MinFunctionSearch.A2" office:value-type="string">
            <text:p text:style-name="P46">-<text:span text:style-name="T14">2.36025</text:span></text:p>
          </table:table-cell>
          <table:table-cell table:style-name="MinFunctionSearch.E4" office:value-type="string">
            <text:p text:style-name="P48">6.96828</text:p>
          </table:table-cell>
        </table:table-row>
        <table:table-row>
          <table:covered-table-cell/>
          <table:covered-table-cell/>
          <table:table-cell table:style-name="MinFunctionSearch.C2" office:value-type="string">
            <text:p text:style-name="P45">3<text:span text:style-name="T13">1</text:span></text:p>
          </table:table-cell>
          <table:table-cell table:style-name="MinFunctionSearch.A2" office:value-type="string">
            <text:p text:style-name="P46">-<text:span text:style-name="T14">4.704</text:span></text:p>
          </table:table-cell>
          <table:table-cell table:style-name="MinFunctionSearch.E5" office:value-type="string">
            <text:p text:style-name="P48">0.087616</text:p>
          </table:table-cell>
        </table:table-row>
        <table:table-row>
          <table:covered-table-cell/>
          <table:covered-table-cell/>
          <table:table-cell table:style-name="MinFunctionSearch.C2" office:value-type="string">
            <text:p text:style-name="P45">4<text:span text:style-name="T13">1</text:span></text:p>
          </table:table-cell>
          <table:table-cell table:style-name="MinFunctionSearch.A2" office:value-type="string">
            <text:p text:style-name="P46">-<text:span text:style-name="T15">4.98525</text:span></text:p>
          </table:table-cell>
          <table:table-cell table:style-name="MinFunctionSearch.E6" office:value-type="string">
            <text:p text:style-name="P49">0.00022</text:p>
          </table:table-cell>
        </table:table-row>
        <table:table-row>
          <table:table-cell table:style-name="MinFunctionSearch.A2" table:number-rows-spanned="4" office:value-type="string">
            <text:p text:style-name="P50">sin(x) * cos(y) + sin(y) * cos(x)</text:p>
          </table:table-cell>
          <table:table-cell table:style-name="MinFunctionSearch.A2" table:number-rows-spanned="2" office:value-type="string">
            <text:p text:style-name="P52">100</text:p>
          </table:table-cell>
          <table:table-cell table:style-name="MinFunctionSearch.C2" office:value-type="string">
            <text:p text:style-name="P52">1</text:p>
          </table:table-cell>
          <table:table-cell table:style-name="MinFunctionSearch.A2" office:value-type="string">
            <text:p text:style-name="P52">(337.821, 251.221)</text:p>
          </table:table-cell>
          <table:table-cell table:style-name="MinFunctionSearch.E7" office:value-type="string">
            <text:p text:style-name="P46">-<text:span text:style-name="T17">0.999978</text:span></text:p>
          </table:table-cell>
        </table:table-row>
        <table:table-row>
          <table:covered-table-cell/>
          <table:covered-table-cell/>
          <table:table-cell table:style-name="MinFunctionSearch.C2" office:value-type="string">
            <text:p text:style-name="P53">11</text:p>
          </table:table-cell>
          <table:table-cell table:style-name="MinFunctionSearch.A2" office:value-type="string">
            <text:p text:style-name="P54">(988.057, 380.106)</text:p>
          </table:table-cell>
          <table:table-cell table:style-name="MinFunctionSearch.E17" office:value-type="string">
            <text:p text:style-name="P46">-<text:span text:style-name="T18">1</text:span></text:p>
          </table:table-cell>
        </table:table-row>
        <table:table-row>
          <table:covered-table-cell/>
          <table:table-cell table:style-name="MinFunctionSearch.A2" table:number-rows-spanned="2" office:value-type="string">
            <text:p text:style-name="P55">10</text:p>
          </table:table-cell>
          <table:table-cell table:style-name="MinFunctionSearch.C2" office:value-type="string">
            <text:p text:style-name="P56">1</text:p>
          </table:table-cell>
          <table:table-cell table:style-name="MinFunctionSearch.A2" office:value-type="string">
            <text:p text:style-name="P55">(835.868, 412.822)</text:p>
          </table:table-cell>
          <table:table-cell table:style-name="MinFunctionSearch.E17" office:value-type="string">
            <text:p text:style-name="P55">-0.995671</text:p>
          </table:table-cell>
        </table:table-row>
        <table:table-row>
          <table:covered-table-cell/>
          <table:covered-table-cell/>
          <table:table-cell table:style-name="MinFunctionSearch.C2" office:value-type="string">
            <text:p text:style-name="P57">11</text:p>
          </table:table-cell>
          <table:table-cell table:style-name="MinFunctionSearch.A2" office:value-type="string">
            <text:p text:style-name="P57">(835.899, <text:s text:c="2"/>412.885)</text:p>
          </table:table-cell>
          <table:table-cell table:style-name="MinFunctionSearch.E17" office:value-type="string">
            <text:p text:style-name="P46">-<text:span text:style-name="T19">1</text:span></text:p>
          </table:table-cell>
        </table:table-row>
        <table:table-row>
          <table:table-cell table:style-name="MinFunctionSearch.A2" office:value-type="string">
            <text:p text:style-name="P50"/>
          </table:table-cell>
          <table:table-cell table:style-name="MinFunctionSearch.A2" office:value-type="string">
            <text:p text:style-name="P50"/>
          </table:table-cell>
          <table:table-cell table:style-name="MinFunctionSearch.C2" office:value-type="string">
            <text:p text:style-name="P53"/>
          </table:table-cell>
          <table:table-cell table:style-name="MinFunctionSearch.A2" office:value-type="string">
            <text:p text:style-name="P54"/>
          </table:table-cell>
          <table:table-cell table:style-name="MinFunctionSearch.E17" office:value-type="string">
            <text:p text:style-name="P46"/>
          </table:table-cell>
        </table:table-row>
        <table:table-row>
          <table:table-cell table:style-name="MinFunctionSearch.A2" office:value-type="string">
            <text:p text:style-name="P50"/>
          </table:table-cell>
          <table:table-cell table:style-name="MinFunctionSearch.A2" office:value-type="string">
            <text:p text:style-name="P50"/>
          </table:table-cell>
          <table:table-cell table:style-name="MinFunctionSearch.C2" office:value-type="string">
            <text:p text:style-name="P53"/>
          </table:table-cell>
          <table:table-cell table:style-name="MinFunctionSearch.A2" office:value-type="string">
            <text:p text:style-name="P54"/>
          </table:table-cell>
          <table:table-cell table:style-name="MinFunctionSearch.E17" office:value-type="string">
            <text:p text:style-name="P46"/>
          </table:table-cell>
        </table:table-row>
        <table:table-row>
          <table:table-cell table:style-name="MinFunctionSearch.A2" office:value-type="string">
            <text:p text:style-name="P50"/>
          </table:table-cell>
          <table:table-cell table:style-name="MinFunctionSearch.A2" office:value-type="string">
            <text:p text:style-name="P50"/>
          </table:table-cell>
          <table:table-cell table:style-name="MinFunctionSearch.C2" office:value-type="string">
            <text:p text:style-name="P53"/>
          </table:table-cell>
          <table:table-cell table:style-name="MinFunctionSearch.A2" office:value-type="string">
            <text:p text:style-name="P54"/>
          </table:table-cell>
          <table:table-cell table:style-name="MinFunctionSearch.E17" office:value-type="string">
            <text:p text:style-name="P46"/>
          </table:table-cell>
        </table:table-row>
        <text:soft-page-break/>
        <table:table-row>
          <table:table-cell table:style-name="MinFunctionSearch.A2" office:value-type="string">
            <text:p text:style-name="P50"/>
          </table:table-cell>
          <table:table-cell table:style-name="MinFunctionSearch.A2" office:value-type="string">
            <text:p text:style-name="P50"/>
          </table:table-cell>
          <table:table-cell table:style-name="MinFunctionSearch.C2" office:value-type="string">
            <text:p text:style-name="P53"/>
          </table:table-cell>
          <table:table-cell table:style-name="MinFunctionSearch.A2" office:value-type="string">
            <text:p text:style-name="P54"/>
          </table:table-cell>
          <table:table-cell table:style-name="MinFunctionSearch.E17" office:value-type="string">
            <text:p text:style-name="P46"/>
          </table:table-cell>
        </table:table-row>
        <table:table-row>
          <table:table-cell table:style-name="MinFunctionSearch.A2" office:value-type="string">
            <text:p text:style-name="P50"/>
          </table:table-cell>
          <table:table-cell table:style-name="MinFunctionSearch.A2" office:value-type="string">
            <text:p text:style-name="P50"/>
          </table:table-cell>
          <table:table-cell table:style-name="MinFunctionSearch.C2" office:value-type="string">
            <text:p text:style-name="P53"/>
          </table:table-cell>
          <table:table-cell table:style-name="MinFunctionSearch.A2" office:value-type="string">
            <text:p text:style-name="P54"/>
          </table:table-cell>
          <table:table-cell table:style-name="MinFunctionSearch.E17" office:value-type="string">
            <text:p text:style-name="P46"/>
          </table:table-cell>
        </table:table-row>
        <table:table-row>
          <table:table-cell table:style-name="MinFunctionSearch.A2" office:value-type="string">
            <text:p text:style-name="P50"/>
          </table:table-cell>
          <table:table-cell table:style-name="MinFunctionSearch.A2" office:value-type="string">
            <text:p text:style-name="P50"/>
          </table:table-cell>
          <table:table-cell table:style-name="MinFunctionSearch.C2" office:value-type="string">
            <text:p text:style-name="P53"/>
          </table:table-cell>
          <table:table-cell table:style-name="MinFunctionSearch.A2" office:value-type="string">
            <text:p text:style-name="P54"/>
          </table:table-cell>
          <table:table-cell table:style-name="MinFunctionSearch.E17" office:value-type="string">
            <text:p text:style-name="P46"/>
          </table:table-cell>
        </table:table-row>
        <table:table-row>
          <table:table-cell table:style-name="MinFunctionSearch.A2" office:value-type="string">
            <text:p text:style-name="P50"/>
          </table:table-cell>
          <table:table-cell table:style-name="MinFunctionSearch.A2" office:value-type="string">
            <text:p text:style-name="P50"/>
          </table:table-cell>
          <table:table-cell table:style-name="MinFunctionSearch.C2" office:value-type="string">
            <text:p text:style-name="P53"/>
          </table:table-cell>
          <table:table-cell table:style-name="MinFunctionSearch.A2" office:value-type="string">
            <text:p text:style-name="P54"/>
          </table:table-cell>
          <table:table-cell table:style-name="MinFunctionSearch.E17" office:value-type="string">
            <text:p text:style-name="P46"/>
          </table:table-cell>
        </table:table-row>
        <table:table-row>
          <table:table-cell table:style-name="MinFunctionSearch.A2" office:value-type="string">
            <text:p text:style-name="P50"/>
          </table:table-cell>
          <table:table-cell table:style-name="MinFunctionSearch.A2" office:value-type="string">
            <text:p text:style-name="P50"/>
          </table:table-cell>
          <table:table-cell table:style-name="MinFunctionSearch.C2" office:value-type="string">
            <text:p text:style-name="P53"/>
          </table:table-cell>
          <table:table-cell table:style-name="MinFunctionSearch.A2" office:value-type="string">
            <text:p text:style-name="P54"/>
          </table:table-cell>
          <table:table-cell table:style-name="MinFunctionSearch.E18" office:value-type="string">
            <text:p text:style-name="P46"/>
          </table:table-cell>
        </table:table-row>
      </table:table>
      <text:p text:style-name="P5"/>
      <text:list xml:id="list230517376660173" text:continue-numbering="true" text:style-name="WWNum17">
        <text:list-item>
          <text:p text:style-name="P39">Тест_индивид</text:p>
        </text:list-item>
      </text:list>
      <text:p text:style-name="P22"/>
      <text:list xml:id="list230516717383029" text:continue-numbering="true" text:style-name="WWNum17">
        <text:list-item>
          <text:p text:style-name="P39">Подбор функции</text:p>
        </text:list-item>
      </text:list>
      <text:p text:style-name="P1">В данной задаче в качестве постоянных значений известны значения переменных и результат выражения. Программе необходимо подобрать выражение, при подстановке в которое значений переменных результат будет как можно ближе к заданному. Анализируя точность работы программы, мы можем составить следующую таблицу:</text:p>
      <text:p text:style-name="P5">--Тут исходная функция и значения переменных ---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9">Исходная функция</text:p>
          </table:table-cell>
          <table:table-cell table:style-name="Table1.A1" office:value-type="string">
            <text:p text:style-name="P19">Переменные</text:p>
          </table:table-cell>
          <table:table-cell table:style-name="Table1.A1" office:value-type="string">
            <text:p text:style-name="P19">№ запуска</text:p>
          </table:table-cell>
          <table:table-cell table:style-name="Table1.A1" office:value-type="string">
            <text:p text:style-name="P19">№ поколения</text:p>
          </table:table-cell>
          <table:table-cell table:style-name="Table1.A1" office:value-type="string">
            <text:p text:style-name="P19">Лучший индивид</text:p>
          </table:table-cell>
          <table:table-cell table:style-name="Table1.A1" office:value-type="string">
            <text:p text:style-name="P19">Его значение</text:p>
          </table:table-cell>
          <table:table-cell table:style-name="Table1.A1" office:value-type="string">
            <text:p text:style-name="P19">Погрешность</text:p>
          </table:table-cell>
        </table:table-row>
        <table:table-row table:style-name="Table1.1">
          <table:table-cell table:style-name="Table1.A1" table:number-rows-spanned="6" office:value-type="string">
            <text:p text:style-name="P18"/>
          </table:table-cell>
          <table:table-cell table:style-name="Table1.A1" table:number-rows-spanned="3" office:value-type="string">
            <text:p text:style-name="P19"/>
          </table:table-cell>
          <table:table-cell table:style-name="Table1.A1" table:number-rows-spanned="2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covered-table-cell/>
          <table:table-cell table:style-name="Table1.A1" table:number-rows-spanned="3" office:value-type="string">
            <text:p text:style-name="P19"/>
          </table:table-cell>
          <table:table-cell table:style-name="Table1.A1" table:number-rows-spanned="2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</table:table>
      <text:p text:style-name="P1"/>
      <text:p text:style-name="P1"/>
      <text:list xml:id="list230517282974496" text:continue-numbering="true" text:style-name="WWNum17">
        <text:list-item>
          <text:p text:style-name="P39">Машинки</text:p>
        </text:list-item>
      </text:list>
      <text:p text:style-name="P1">Эта задача, пожалуй, самая зрелищная из всех примеров. Постоянной величиной здесь является случайно сгенерированная трасса, представленная ломаной. В качестве индивида здесь выступает машина. Машина представляет собой набор векторов из <text:soft-page-break/>одной очки, на которые «натянут» многоугольник, называемый «корпусом». <text:s/>В некоторых вершинах этого многоугольника находятся колёса, которые соединены с вершиной с помощью пружины. ДНК машины хранит длину каждого из векторов, радиус каждого из колёс, его наличие либо отсутствие в конкретной вершине, а также жёсткость соединительной пружины. При этом для каждого из параметров пользователь задаёт минимальное и максимальное значение. Примеры машин из разных поколений вы можете увидеть на рисунках, расположенных ниже:</text:p>
      <text:p text:style-name="P6">-=Тут скриншоты с разных поколений =-</text:p>
      <text:p text:style-name="P1"/>
      <text:p text:style-name="P21">Заключение</text:p>
      <text:p text:style-name="P8">В результате нашей работы, нами были:</text:p>
      <text:list xml:id="list5018468020919279926" text:style-name="WWNum14">
        <text:list-item>
          <text:list>
            <text:list-item>
              <text:p text:style-name="P42">Изучены генетические алгоритмы</text:p>
            </text:list-item>
            <text:list-item>
              <text:p text:style-name="P42">Разработана библиотека</text:p>
            </text:list-item>
            <text:list-item>
              <text:p text:style-name="P42">Библиотека была успешно интегрирована в ряде приложений</text:p>
            </text:list-item>
            <text:list-item>
              <text:p text:style-name="P42">Была изучена эффективность использования ГА</text:p>
            </text:list-item>
          </text:list>
        </text:list-item>
      </text:list>
      <text:p text:style-name="P8">В дальнейшем мы планируем:</text:p>
      <text:list xml:id="list7736889625424024997" text:style-name="WWNum12">
        <text:list-item>
          <text:list>
            <text:list-item>
              <text:p text:style-name="P43">Добавить новые компоненты в библиотеку</text:p>
            </text:list-item>
            <text:list-item>
              <text:p text:style-name="P43">Оптимизировать библиотеку</text:p>
            </text:list-item>
          </text:list>
        </text:list-item>
      </text:list>
      <text:p text:style-name="P8"/>
      <text:p text:style-name="P24">Список литературы</text:p>
      <text:p text:style-name="P32">1. Т. В. Панченко. Генетические алгоритм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ejaVu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pple-converted-space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4.76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6.03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30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573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9.84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11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383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3.65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9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11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9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8.23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0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2.04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3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4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768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57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38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ин Андрей</meta:initial-creator>
    <meta:editing-cycles>195</meta:editing-cycles>
    <meta:creation-date>2014-01-10T14:10:00</meta:creation-date>
    <dc:date>2014-01-18T23:05:15.543207546</dc:date>
    <meta:editing-duration>PT1H10M11S</meta:editing-duration>
    <meta:generator>LibreOffice/4.1.3.2$Linux_x86 LibreOffice_project/410m0$Build-2</meta:generator>
    <meta:document-statistic meta:table-count="2" meta:image-count="0" meta:object-count="0" meta:page-count="12" meta:paragraph-count="137" meta:word-count="1332" meta:character-count="10316" meta:non-whitespace-character-count="9122"/>
    <meta:user-defined meta:name="AppVersion">14.0000</meta:user-defined>
    <meta:user-defined meta:name="Company">lyceu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